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Times New Roman" style:text-underline-style="none"/>
    </style:style>
    <style:style style:name="P4" style:family="paragraph" style:parent-style-name="Standard">
      <style:text-properties style:font-name="Times New Roman" style:text-underline-style="none"/>
    </style:style>
    <style:style style:name="P5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y</text:p>
      <text:p text:style-name="Standard"/>
      <text:p text:style-name="Standard">Ontario</text:p>
      <text:p text:style-name="Standard"/>
      <text:p text:style-name="Standard">MacMillan, Margaret. <text:span text:style-name="T1">Paris 1919: Six months that changed the world</text:span><text:span text:style-name="T2">. New York: Random House Inc, 2003. </text:span></text:p>
      <text:p text:style-name="Standard"/>
      <text:p text:style-name="Standard">Popper, Karl. <text:span text:style-name="T1">The Poverty of Historicism</text:span><text:span text:style-name="T2">. New York: Routledge, 2005.</text:span></text:p>
      <text:p text:style-name="P2"/>
      <text:p text:style-name="P1">Post War</text:p>
      <text:p text:style-name="P2"/>
      <text:p text:style-name="P1"/>
      <text:p text:style-name="P1"/>
      <text:p text:style-name="P1"/>
      <text:p text:style-name="P1"/>
      <text:p text:style-name="P2">Brussels</text:p>
      <text:p text:style-name="P2"/>
      <text:p text:style-name="P2">Barley, Nigel. <text:span text:style-name="T1">White Rajah</text:span>. London: Little, Brown, 2002.</text:p>
      <text:p text:style-name="P2"/>
      <text:p text:style-name="P2">Belien, Paul. <text:span text:style-name="T1">A Throne in Brussels</text:span>. Imprint Academic: Charlottesville, 2005.</text:p>
      <text:p text:style-name="P2"/>
      <text:p text:style-name="P2">Blom, J.C.H. And E. Lamberts. <text:span text:style-name="T1">History of the Low Countries</text:span>. Trans. James C. Kennedy. New York: Berghahn Books, 1999. </text:p>
      <text:p text:style-name="P2"><text:tab/>W.P. Blockmans, The Formation of a Political Union, 1300-1600. p55-140</text:p>
      <text:p text:style-name="P2"><text:tab/>J. Roegiers and N.C.F. van Sas. Revolution in the North and South, 1780-1830. pp269-310 </text:p>
      <text:p text:style-name="P2"/>
      <text:p text:style-name="P2">Boxer, C.R. <text:span text:style-name="T1">Jan Compagnie in War and Peace 1602-1799</text:span>. Hong Kong: Heinemann Educational Books (Asia) Ltd., 1979.</text:p>
      <text:p text:style-name="P2"/>
      <text:p text:style-name="P2">Bridge, F.R. And Roger Bullen. <text:span text:style-name="T1">The Great Powers and the European States System 1815-1914</text:span>. Canada: Longman Group Limited, 1980.</text:p>
      <text:p text:style-name="P2"/>
      <text:p text:style-name="P2">Cawston, George and A.H. Keane. <text:span text:style-name="T1">The Early Chartered Companies</text:span>. New York: Burt Franklin, 1896. </text:p>
      <text:p text:style-name="P2"/>
      <text:p text:style-name="P2">Chamberlain, M.E. <text:span text:style-name="T1">The Scramble for Africa</text:span>. Singapore: Longman Group Limited, 1974.</text:p>
      <text:p text:style-name="P2"/>
      <text:p text:style-name="P2">Fishman, J.S. <text:span text:style-name="T1">Diplomacy and Revolution: The London Conference of 1830 and the Belgian Revolt</text:span>. Amsterdam: CHEV, 1988.</text:p>
      <text:p text:style-name="P2"><text:tab/>Frederickde Martens, Recueil des principaux trait<text:span text:style-name="T3">é</text:span><text:span text:style-name="T3">s depuis 1761, jusqu'</text:span><text:span text:style-name="T3">à</text:span><text:span text:style-name="T3"> pr</text:span><text:span text:style-name="T3">ésent. (Göttingen: <text:tab/>Dietrich, 1818), 2:6.<text:tab/>(first treaty of Paris quote)</text:span></text:p>
      <text:p text:style-name="P2"/>
      <text:p text:style-name="P2">London 1896, New York 1968</text:p>
      <text:p text:style-name="P2"/>
      <text:p text:style-name="P2">F<text:span text:style-name="T3">ö</text:span><text:span text:style-name="T3">rster, Stig; Wolfgang J. Mommsen and Ronald Robinson, eds. </text:span><text:span text:style-name="T4">Bismarck, Europe and Africa: The Berlin Africa Conference 1884-1885 and the Onset of Partition</text:span><text:span text:style-name="T3">. New York: Oxford University Press, 1988.</text:span></text:p>
      <text:p text:style-name="P3"/>
      <text:p text:style-name="P3">John Flint. Chartered Companies and the Transition from Informal Sway to Colonial Rule in Africa. pp.69-83. </text:p>
      <text:p text:style-name="P3"><text:soft-page-break/></text:p>
      <text:p text:style-name="P3">Harmit Pogge von Strandmann. Consequences of the Foundation of teh German Empire: Colonial Expansion and the Process of Political-Economic Rationalization. pp. 105-120</text:p>
      <text:p text:style-name="P2"/>
      <text:p text:style-name="P2">Fullbrook, Mary and John Breuilly, eds. <text:span text:style-name="T1">German History since 1800</text:span>. New York: Arnold, 1997.</text:p>
      <text:p text:style-name="P2"/>
      <text:p text:style-name="P2"><text:tab/>Christopher Clark. Germany 1815-1848: Restoration or pre-March? <text:s/>pp38-60</text:p>
      <text:p text:style-name="P2"/>
      <text:p text:style-name="P2">Magnusson, Lars. <text:span text:style-name="T1">The Tradition of Free Trade</text:span>. New York: Routledge, 2004.</text:p>
      <text:p text:style-name="P2"/>
      <text:p text:style-name="P2">Micklethwait, John and Adrian Wooldridge. <text:span text:style-name="T1">The Company: A Short History of a Revolutionary Idea</text:span>. Toronto: Random House Inc., 2003.</text:p>
      <text:p text:style-name="P2"/>
      <text:p text:style-name="P2">Ooi, Keat Gin. <text:span text:style-name="T1">Of Free Trade and Native Interests: Te Brookes and the Economic Development of Sarawak, 1841-1941</text:span>. New York: Oxford University Press, 1997.</text:p>
      <text:p text:style-name="P2"/>
      <text:p text:style-name="P2">Perras, Arne. <text:span text:style-name="T1">Carl Peters and German Imperialism 1856-1918: A Political Biography</text:span>. Oxford: Oxford University Press, 2004.</text:p>
      <text:p text:style-name="P2"/>
      <text:p text:style-name="P2">Slade, Ruth. <text:span text:style-name="T1">King Leopold's Congo: Aspects of the development of race relations in the Congo independent state</text:span>. New York: Oxford University Press, 1962. </text:p>
      <text:p text:style-name="P2"/>
      <text:p text:style-name="P2">Sperber, Jonathan, ed. <text:span text:style-name="T1">Germany 1800-1870</text:span>. New York: Oxford University Press, 2004.</text:p>
      <text:p text:style-name="P2"/>
      <text:p text:style-name="P2"><text:tab/>David E. Barclay. Political trends and movements, 1830-1850. The <text:span text:style-name="T7">Vorm</text:span><text:span text:style-name="T5">ärz</text:span><text:span text:style-name="T6"> and the revolutions <text:tab/>of 1848-1849. pp46-68</text:span></text:p>
      <text:p text:style-name="P2"/>
      <text:p text:style-name="P2">van Goor, Jurrien. <text:span text:style-name="T1">Prelude to Colonialism: The Dutch in Asia</text:span>. Hilversum: Uitgeverij Verloren, 200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hris Neufeld</meta:initial-creator>
    <meta:creation-date>2009-08-07T18:54:13</meta:creation-date>
    <dc:date>2009-09-01T00:24:34</dc:date>
    <meta:editing-cycles>22</meta:editing-cycles>
    <meta:editing-duration>PT136H56M05S</meta:editing-duration>
    <meta:document-statistic meta:table-count="0" meta:image-count="0" meta:object-count="0" meta:page-count="2" meta:paragraph-count="31" meta:word-count="417" meta:character-count="2876"/>
    <meta:user-defined meta:name="Info 1"/>
    <meta:user-defined meta:name="Info 2"/>
    <meta:user-defined meta:name="Info 3"/>
    <meta:user-defined meta:name="Info 4"/>
  </office:meta>
</office:document-meta>
</file>